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2a6099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fill-color="#2a6099" draw:opacity="99%" draw:textarea-horizontal-align="justify" draw:textarea-vertical-align="middle" draw:auto-grow-height="false" fo:min-height="0.75cm" fo:min-width="1.4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standard">
      <style:graphic-properties draw:fill-color="#ff0000" draw:textarea-vertical-align="middle" draw:auto-grow-height="false" fo:min-height="2.351cm" fo:min-width="2.001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94cm" fo:min-width="0.844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2a6099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/>
    </style:style>
    <style:style style:name="P11" style:family="paragraph">
      <loext:graphic-properties draw:fill="none" draw:fill-color="#ffffff"/>
      <style:paragraph-properties style:writing-mode="lr-tb"/>
      <style:text-properties fo:color="#5b277d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cm" svg:height="1cm" draw:transform="rotate (1.5707963267949) translate (2.8cm 13.3cm)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6cm" svg:height="0.962cm" svg:x="2.9cm" svg:y="6.9cm">
          <draw:text-box>
            <text:p>+</text:p>
          </draw:text-box>
        </draw:frame>
        <draw:frame draw:style-name="gr7" draw:text-style-name="P6" draw:layer="layout" svg:width="0.7cm" svg:height="0.962cm" svg:x="3cm" svg:y="7.638cm">
          <draw:text-box>
            <text:p>-</text:p>
          </draw:text-box>
        </draw:frame>
        <draw:frame draw:style-name="gr7" draw:text-style-name="P6" draw:layer="layout" svg:width="0.7cm" svg:height="0.962cm" svg:x="10.5cm" svg:y="13.338cm">
          <draw:text-box>
            <text:p>-</text:p>
          </draw:text-box>
        </draw:frame>
        <draw:frame draw:style-name="gr7" draw:text-style-name="P6" draw:layer="layout" svg:width="0.6cm" svg:height="0.962cm" svg:x="10.4cm" svg:y="12.7cm">
          <draw:text-box>
            <text:p>+</text:p>
          </draw:text-box>
        </draw:frame>
        <draw:line draw:style-name="gr8" draw:text-style-name="P7" draw:layer="layout" svg:x1="18.4cm" svg:y1="14.2cm" svg:x2="18.4cm" svg:y2="13cm">
          <text:p/>
        </draw:line>
        <draw:frame draw:style-name="gr9" draw:text-style-name="P8" draw:layer="layout" svg:width="2.6cm" svg:height="1.3cm" svg:x="15.8cm" svg:y="5.3cm">
          <draw:text-box>
            <text:p><text:span text:style-name="T1">Ib=Kb*Vb</text:span></text:p>
          </draw:text-box>
        </draw:frame>
        <draw:frame draw:style-name="gr10" draw:text-style-name="P8" draw:layer="layout" svg:width="1.2cm" svg:height="0.763cm" svg:x="16.7cm" svg:y="13.937cm">
          <draw:text-box>
            <text:p><text:span text:style-name="T1">Id</text:span></text:p>
          </draw:text-box>
        </draw:frame>
        <draw:frame draw:style-name="gr10" draw:text-style-name="P8" draw:layer="layout" svg:width="2.7cm" svg:height="0.763cm" svg:x="8.3cm" svg:y="14.4cm">
          <draw:text-box>
            <text:p><text:span text:style-name="T1">Vc=Kc*Ic</text:span></text:p>
          </draw:text-box>
        </draw:frame>
        <draw:frame draw:style-name="gr10" draw:text-style-name="P8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10" draw:text-style-name="P8" draw:layer="layout" svg:width="1.2cm" svg:height="0.763cm" svg:x="1.7cm" svg:y="11.6cm">
          <draw:text-box>
            <text:p><text:span text:style-name="T1">R6</text:span></text:p>
          </draw:text-box>
        </draw:frame>
        <draw:frame draw:style-name="gr10" draw:text-style-name="P8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10" draw:text-style-name="P8" draw:layer="layout" svg:width="1.2cm" svg:height="0.763cm" svg:x="11.5cm" svg:y="6.437cm">
          <draw:text-box>
            <text:p><text:span text:style-name="T1">R3</text:span></text:p>
          </draw:text-box>
        </draw:frame>
        <draw:frame draw:style-name="gr10" draw:text-style-name="P8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10" draw:text-style-name="P8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10" draw:text-style-name="P8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4cm" svg:height="1.275cm" svg:x="1.3cm" svg:y="7.225cm">
          <draw:text-box>
            <text:p><text:span text:style-name="T1">Va</text:span></text:p>
          </draw:text-box>
        </draw:frame>
        <draw:frame draw:style-name="gr12" draw:text-style-name="P6" draw:layer="layout" svg:width="1.3cm" svg:height="2.8cm" svg:x="9cm" svg:y="5.7cm">
          <draw:text-box>
            <text:p>+ Vb -</text:p>
          </draw:text-box>
        </draw:frame>
        <draw:line draw:style-name="gr8" draw:text-style-name="P7" draw:layer="layout" svg:x1="4.4cm" svg:y1="11.5cm" svg:x2="4.4cm" svg:y2="13.4cm">
          <text:p/>
        </draw:line>
        <draw:frame draw:style-name="gr13" draw:text-style-name="P8" draw:layer="layout" svg:width="1cm" svg:height="0.9cm" svg:x="4.5cm" svg:y="11.9cm">
          <draw:text-box>
            <text:p><text:span text:style-name="T1">Ic</text:span></text:p>
          </draw:text-box>
        </draw:frame>
        <draw:custom-shape draw:style-name="gr14" draw:text-style-name="P9" draw:layer="layout" svg:width="2.5cm" svg:height="2.6cm" svg:x="5.7cm" svg:y="5.8cm">
          <text:p/>
          <draw:enhanced-geometry svg:viewBox="0 0 21600 21600" draw:text-areas="0 0 21600 21600" draw:type="circular-arrow" draw:modifiers="149.277691862661 71.216410403756 6960.315160661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13.5cm" svg:y="12.5cm">
          <text:p/>
          <draw:enhanced-geometry svg:viewBox="0 0 21600 21600" draw:text-areas="0 0 21600 21600" draw:type="circular-arrow" draw:modifiers="116.891198131195 24.6397522150856 7957.676505700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13.4cm" svg:y="6.1cm">
          <text:p/>
          <draw:enhanced-geometry svg:viewBox="0 0 21600 21600" draw:mirror-vertical="true" draw:text-areas="0 0 21600 21600" draw:type="circular-arrow" draw:modifiers="-21.8713552508186 -64.4954528214732 8193.614287834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2.5cm" svg:height="2.6cm" svg:x="5.6cm" svg:y="12.3cm">
          <text:p/>
          <draw:enhanced-geometry svg:viewBox="0 0 21600 21600" draw:mirror-vertical="true" draw:text-areas="0 0 21600 21600" draw:type="circular-arrow" draw:modifiers="-25.3422750681838 -92.6534798470633 6995.73617252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5" draw:text-style-name="P7" draw:layer="layout" svg:x1="10.9cm" svg:y1="16.7cm" svg:x2="10.9cm" svg:y2="17.8cm">
          <text:p/>
        </draw:line>
        <draw:line draw:style-name="gr15" draw:text-style-name="P7" draw:layer="layout" svg:x1="10.7cm" svg:y1="18.5cm" svg:x2="11.1cm" svg:y2="18.5cm">
          <text:p/>
        </draw:line>
        <draw:line draw:style-name="gr15" draw:text-style-name="P7" draw:layer="layout" svg:x1="9.6cm" svg:y1="17.8cm" svg:x2="11.9cm" svg:y2="17.8cm">
          <text:p/>
        </draw:line>
        <draw:line draw:style-name="gr15" draw:text-style-name="P7" draw:layer="layout" svg:x1="10.4cm" svg:y1="18.2cm" svg:x2="11.4cm" svg:y2="18.2cm">
          <text:p/>
        </draw:line>
        <draw:frame draw:style-name="gr11" draw:text-style-name="P8" draw:layer="layout" svg:width="1.2cm" svg:height="1.275cm" svg:x="12cm" svg:y="16.8cm">
          <draw:text-box>
            <text:p><text:span text:style-name="T1">0</text:span></text:p>
          </draw:text-box>
        </draw:frame>
        <draw:frame draw:style-name="gr11" draw:text-style-name="P8" draw:layer="layout" svg:width="1.2cm" svg:height="1.275cm" svg:x="10.4cm" svg:y="3.325cm">
          <draw:text-box>
            <text:p><text:span text:style-name="T1">3</text:span></text:p>
          </draw:text-box>
        </draw:frame>
        <draw:frame draw:style-name="gr11" draw:text-style-name="P8" draw:layer="layout" svg:width="1.2cm" svg:height="1.275cm" svg:x="2.7cm" svg:y="3.525cm">
          <draw:text-box>
            <text:p><text:span text:style-name="T1">4</text:span></text:p>
          </draw:text-box>
        </draw:frame>
        <draw:frame draw:style-name="gr11" draw:text-style-name="P8" draw:layer="layout" svg:width="1.2cm" svg:height="1.275cm" svg:x="2.7cm" svg:y="10.125cm">
          <draw:text-box>
            <text:p><text:span text:style-name="T1">5</text:span></text:p>
          </draw:text-box>
        </draw:frame>
        <draw:frame draw:style-name="gr11" draw:text-style-name="P8" draw:layer="layout" svg:width="1.2cm" svg:height="1.275cm" svg:x="10.8cm" svg:y="9.825cm">
          <draw:text-box>
            <text:p><text:span text:style-name="T1">7</text:span></text:p>
          </draw:text-box>
        </draw:frame>
        <draw:frame draw:style-name="gr16" draw:text-style-name="P8" draw:layer="layout" svg:width="1.2cm" svg:height="1.299cm" svg:x="2.9cm" svg:y="16.6cm">
          <draw:text-box>
            <text:p><text:span text:style-name="T1">6</text:span></text:p>
          </draw:text-box>
        </draw:frame>
        <draw:frame draw:style-name="gr11" draw:text-style-name="P8" draw:layer="layout" svg:width="1.2cm" svg:height="1.275cm" svg:x="18.1cm" svg:y="3.425cm">
          <draw:text-box>
            <text:p><text:span text:style-name="T1">2</text:span></text:p>
          </draw:text-box>
        </draw:frame>
        <draw:frame draw:style-name="gr11" draw:text-style-name="P8" draw:layer="layout" svg:width="1.2cm" svg:height="1.275cm" svg:x="18.3cm" svg:y="10cm">
          <draw:text-box>
            <text:p><text:span text:style-name="T1">1</text:span></text:p>
          </draw:text-box>
        </draw:frame>
        <draw:frame draw:style-name="gr13" draw:text-style-name="P8" draw:layer="layout" svg:width="1.2cm" svg:height="0.9cm" svg:x="2.5cm" svg:y="13.6cm">
          <draw:text-box>
            <text:p><text:span text:style-name="T1">8</text:span></text:p>
          </draw:text-box>
        </draw:frame>
        <draw:custom-shape draw:style-name="gr17" draw:text-style-name="P4" draw:layer="layout" svg:width="1.9cm" svg:height="1.9cm" svg:x="2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cm" svg:height="0.962cm" svg:x="3cm" svg:y="7.638cm">
          <draw:text-box>
            <text:p>-</text:p>
          </draw:text-box>
        </draw:frame>
        <draw:frame draw:style-name="gr7" draw:text-style-name="P6" draw:layer="layout" svg:width="0.7cm" svg:height="0.962cm" svg:x="3cm" svg:y="15.4cm">
          <draw:text-box>
            <text:p>-</text:p>
          </draw:text-box>
        </draw:frame>
        <draw:frame draw:style-name="gr7" draw:text-style-name="P6" draw:layer="layout" svg:width="0.6cm" svg:height="0.962cm" svg:x="2.9cm" svg:y="14.438cm">
          <draw:text-box>
            <text:p>+</text:p>
          </draw:text-box>
        </draw:frame>
        <draw:frame draw:style-name="gr7" draw:text-style-name="P10" draw:layer="layout" svg:width="0.6cm" svg:height="0.962cm" svg:x="18.3cm" svg:y="8.2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7.8cm" svg:y="14.4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0.2cm" svg:y="5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5.4cm" svg:y="3.5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8.1cm" svg:y="9.7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2.8cm" svg:y="9.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5cm" svg:y="16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3cm" svg:y="10.738cm">
          <draw:text-box>
            <text:p><text:span text:style-name="T2">+</text:span></text:p>
          </draw:text-box>
        </draw:frame>
        <draw:frame draw:style-name="gr7" draw:text-style-name="P10" draw:layer="layout" svg:width="0.6cm" svg:height="0.962cm" svg:x="15.8cm" svg:y="3.5cm">
          <draw:text-box>
            <text:p><text:span text:style-name="T2">+</text:span></text:p>
          </draw:text-box>
        </draw:frame>
        <draw:frame draw:style-name="gr7" draw:text-style-name="P11" draw:layer="layout" svg:width="0.7cm" svg:height="0.962cm" svg:x="17.8cm" svg:y="11.9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8.3cm" svg:y="5.6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5.8cm" svg:y="9.7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0.3cm" svg:y="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12.8cm" svg:y="3.5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8.4cm" svg:y="3.5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5.3cm" svg:y="9.7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3.1cm" svg:y="12.938cm">
          <draw:text-box>
            <text:p><text:span text:style-name="T3">-</text:span></text:p>
          </draw:text-box>
        </draw:frame>
        <draw:frame draw:style-name="gr7" draw:text-style-name="P11" draw:layer="layout" svg:width="0.7cm" svg:height="0.962cm" svg:x="8cm" svg:y="15.938cm">
          <draw:text-box>
            <text:p><text:span text:style-name="T3">-</text:span></text:p>
          </draw:text-box>
        </draw:frame>
        <draw:custom-shape draw:style-name="gr18" draw:text-style-name="P12" draw:layer="layout" svg:width="0.2cm" svg:height="0.2cm" svg:x="3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8cm" svg:height="2.2cm" svg:x="17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7" draw:layer="layout" svg:x1="18.4cm" svg:y1="8cm" svg:x2="18.4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3-24T16:06:28.501623764</dc:date>
    <meta:editing-duration>PT34M47S</meta:editing-duration>
    <meta:editing-cycles>8</meta:editing-cycles>
    <meta:generator>LibreOffice/6.4.6.2$Linux_X86_64 LibreOffice_project/40$Build-2</meta:generator>
    <meta:document-statistic meta:object-count="77"/>
  </office:meta>
</office:document-meta>
</file>